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pparently, the Shinigami colony is somewhere
around he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 office:value-type="string">
            <text:p>I should be so lucky to have someone able
to communicate with them, howev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 office:value-type="string">
            <text:p>And if I could have the good fortune of
taking a "Trio" of them with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 office:value-type="string">
            <text:p>In the worst case, I will simply turn back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A Duo, is it...?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 office:value-type="string">
            <text:p>For you to get so close to me without me
even feeling your presence is impressiv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are... Shinigami... aren't you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My name is Vist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 office:value-type="string">
            <text:p>I have come in search of your cooperation
for certain reason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?!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 office:value-type="string">
            <text:p>(A Qu... Quartet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 office:value-type="string">
            <text:p>(This is unprecedented...!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-In any ca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 office:value-type="string">
            <text:p>I humbly ask you to lend me your pow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 office:value-type="string">
            <text:p>For you see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....................Food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...Eh? </text:p>
          </table:table-cell>
          <table:table-cell table:style-name="ce0" office:value-type="string">
            <text:p>...Eh?</text:p>
          </table:table-cell>
          <table:table-cell table:number-columns-repeated="1019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If you.......give us food......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We'll come with...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......Ah, foo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 office:value-type="string">
            <text:p>How would... curry sound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9T16:01:20+02:00</meta:creation-date>
    <dc:date>2020-03-29T16:01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